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14/04/2026 11:16:21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4192">
            <text:p>30419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0.87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46.26">
            <text:p>746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46.26">
            <text:p>746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4224">
            <text:p>0,034</text:p>
          </table:table-cell>
          <table:table-cell table:style-name="ce12N2" office:value-type="float" office:value="3.84">
            <text:p>3,8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46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46.26">
            <text:p>746,26</text:p>
          </table:table-cell>
          <table:table-cell table:style-name="ce12N2" office:value-type="float" office:value="29.85">
            <text:p>29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19055001005050871127902349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216">
            <text:p>30421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0.8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38.32">
            <text:p>738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93.26">
            <text:p>693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1556">
            <text:p>0,012</text:p>
          </table:table-cell>
          <table:table-cell table:style-name="ce12N2" office:value-type="float" office:value="1.23">
            <text:p>1,2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38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45.06">
            <text:p>45,06</text:p>
          </table:table-cell>
          <table:table-cell table:style-name="ce12N2" office:value-type="float" office:value="693.26">
            <text:p>693,26</text:p>
          </table:table-cell>
          <table:table-cell table:style-name="ce12N2" office:value-type="float" office:value="48.53">
            <text:p>48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19055001005050848158576298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225">
            <text:p>30422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3.98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871.53">
            <text:p>6871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871.53">
            <text:p>6871,5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634">
            <text:p>0,046</text:p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871,5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871.53">
            <text:p>6871,53</text:p>
          </table:table-cell>
          <table:table-cell table:style-name="ce12N2" office:value-type="float" office:value="481.01">
            <text:p>481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3982140379973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260">
            <text:p>304260</text:p>
          </table:table-cell>
          <table:table-cell table:style-name="ce0" table:number-columns-spanned="4" table:number-rows-spanned="1" office:value-type="string" calcext:value-type="string">
            <text:p>37.759 - SKYLIGHT COMERCIO E IMPORTACAO LTDA</text:p>
          </table:table-cell>
          <table:covered-table-cell table:number-columns-repeated="3"/>
          <table:table-cell table:style-name="ce0" office:value-type="string" calcext:value-type="string">
            <text:p>11.53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6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3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38.46">
            <text:p>1438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10.67">
            <text:p>1310,6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38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127.79">
            <text:p>127,79</text:p>
          </table:table-cell>
          <table:table-cell table:style-name="ce12N2" office:value-type="float" office:value="1310.67">
            <text:p>1310,67</text:p>
          </table:table-cell>
          <table:table-cell table:style-name="ce12N2" office:value-type="float" office:value="52.43">
            <text:p>52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3281150880001065500100001153810562807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261">
            <text:p>304261</text:p>
          </table:table-cell>
          <table:table-cell table:style-name="ce0" table:number-columns-spanned="4" table:number-rows-spanned="1" office:value-type="string" calcext:value-type="string">
            <text:p>37.759 - SKYLIGHT COMERCIO E IMPORTACAO LTDA</text:p>
          </table:table-cell>
          <table:covered-table-cell table:number-columns-repeated="3"/>
          <table:table-cell table:style-name="ce0" office:value-type="string" calcext:value-type="string">
            <text:p>11.53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6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3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798.08">
            <text:p>1798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38.34">
            <text:p>1638,3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798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159.74">
            <text:p>159,74</text:p>
          </table:table-cell>
          <table:table-cell table:style-name="ce12N2" office:value-type="float" office:value="1638.34">
            <text:p>1638,34</text:p>
          </table:table-cell>
          <table:table-cell table:style-name="ce12N2" office:value-type="float" office:value="65.53">
            <text:p>65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32811508800010655001000011537105611999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43">
            <text:p>30434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5.16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88.6">
            <text:p>3288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288.6">
            <text:p>3288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9896">
            <text:p>0,050</text:p>
          </table:table-cell>
          <table:table-cell table:style-name="ce12N2" office:value-type="float" office:value="1.72">
            <text:p>1,7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288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1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288.6">
            <text:p>3288,60</text:p>
          </table:table-cell>
          <table:table-cell table:style-name="ce12N2" office:value-type="float" office:value="230.2">
            <text:p>230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5165150771975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0">
            <text:p>30439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1.93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96.19">
            <text:p>496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476.99">
            <text:p>476,9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4397">
            <text:p>0,104</text:p>
          </table:table-cell>
          <table:table-cell table:style-name="ce12N2" office:value-type="float" office:value="1.66">
            <text:p>1,6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96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476.99">
            <text:p>476,99</text:p>
          </table:table-cell>
          <table:table-cell table:style-name="ce12N2" office:value-type="float" office:value="24.54">
            <text:p>24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5193718409931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17">
            <text:p>30441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6.70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09.41">
            <text:p>909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09.41">
            <text:p>909,4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09,4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09.41">
            <text:p>909,41</text:p>
          </table:table-cell>
          <table:table-cell table:style-name="ce12N2" office:value-type="float" office:value="63.66">
            <text:p>63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670811319785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03">
            <text:p>304503</text:p>
          </table:table-cell>
          <table:table-cell table:style-name="ce0" table:number-columns-spanned="4" table:number-rows-spanned="1" office:value-type="string" calcext:value-type="string">
            <text:p>2.925 - MOHAWK REVESTIMENTOS COCAL DO SUL LTDA</text:p>
          </table:table-cell>
          <table:covered-table-cell table:number-columns-repeated="3"/>
          <table:table-cell table:style-name="ce0" office:value-type="string" calcext:value-type="string">
            <text:p>1.377.04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314.6">
            <text:p>11314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314.6">
            <text:p>11314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33.3">
            <text:p>33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314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314.6">
            <text:p>11314,60</text:p>
          </table:table-cell>
          <table:table-cell table:style-name="ce12N2" office:value-type="float" office:value="792.02">
            <text:p>792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65325380030055500100137704110011070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61">
            <text:p>304561</text:p>
          </table:table-cell>
          <table:table-cell table:style-name="ce0" table:number-columns-spanned="4" table:number-rows-spanned="1" office:value-type="string" calcext:value-type="string">
            <text:p>26.123 - RUBINETTOS ACABAMENTOS EXCLUSIVOS LTDA</text:p>
          </table:table-cell>
          <table:covered-table-cell table:number-columns-repeated="3"/>
          <table:table-cell table:style-name="ce0" office:value-type="string" calcext:value-type="string">
            <text:p>64.32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46.24">
            <text:p>1446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46.24">
            <text:p>1446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68">
            <text:p>0,003</text:p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46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46.24">
            <text:p>1446,24</text:p>
          </table:table-cell>
          <table:table-cell table:style-name="ce12N2" office:value-type="float" office:value="101.24">
            <text:p>101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38689544800013655001000064324111374890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24">
            <text:p>30462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8.54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3.16">
            <text:p>803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03.16">
            <text:p>803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74">
            <text:p>0,004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03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03.16">
            <text:p>803,16</text:p>
          </table:table-cell>
          <table:table-cell table:style-name="ce12N2" office:value-type="float" office:value="56.22">
            <text:p>56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854812125659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29">
            <text:p>30462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9.19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82.14">
            <text:p>482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82.14">
            <text:p>482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527">
            <text:p>0,008</text:p>
          </table:table-cell>
          <table:table-cell table:style-name="ce12N2" office:value-type="float" office:value="1.57">
            <text:p>1,5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82,1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82.14">
            <text:p>482,14</text:p>
          </table:table-cell>
          <table:table-cell table:style-name="ce12N2" office:value-type="float" office:value="33.75">
            <text:p>33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919110828272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90">
            <text:p>30469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598.98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6/03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7.77">
            <text:p>397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7.77">
            <text:p>397,7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557">
            <text:p>0,001</text:p>
          </table:table-cell>
          <table:table-cell table:style-name="ce12N2" office:value-type="float" office:value="0.4">
            <text:p>0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7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97.77">
            <text:p>397,77</text:p>
          </table:table-cell>
          <table:table-cell table:style-name="ce12N2" office:value-type="float" office:value="27.84">
            <text:p>27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598984108638035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91">
            <text:p>30469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1.00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7/03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5.44">
            <text:p>165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5.44">
            <text:p>165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29">
            <text:p>0,007</text:p>
          </table:table-cell>
          <table:table-cell table:style-name="ce12N2" office:value-type="float" office:value="1.03">
            <text:p>1,0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5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5.44">
            <text:p>165,44</text:p>
          </table:table-cell>
          <table:table-cell table:style-name="ce12N2" office:value-type="float" office:value="11.58">
            <text:p>11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100411704065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92">
            <text:p>304792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1.82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98.84">
            <text:p>698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98.84">
            <text:p>698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6256">
            <text:p>0,026</text:p>
          </table:table-cell>
          <table:table-cell table:style-name="ce12N2" office:value-type="float" office:value="5.8">
            <text:p>5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98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98.84">
            <text:p>698,84</text:p>
          </table:table-cell>
          <table:table-cell table:style-name="ce12N2" office:value-type="float" office:value="48.92">
            <text:p>48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1823110734158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01">
            <text:p>304801</text:p>
          </table:table-cell>
          <table:table-cell table:style-name="ce0" table:number-columns-spanned="4" table:number-rows-spanned="1" office:value-type="string" calcext:value-type="string">
            <text:p>16.540 - LEXXA METAIS SANITARIOS LTDA</text:p>
          </table:table-cell>
          <table:covered-table-cell table:number-columns-repeated="3"/>
          <table:table-cell table:style-name="ce0" office:value-type="string" calcext:value-type="string">
            <text:p>10.7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39.76">
            <text:p>1839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80.76">
            <text:p>1680,76</text:p>
          </table:table-cell>
          <table:table-cell table:style-name="ce12N2" office:value-type="float" office:value="159">
            <text:p>159,00</text:p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39,7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39.76">
            <text:p>1839,76</text:p>
          </table:table-cell>
          <table:table-cell table:style-name="ce12N2" office:value-type="float" office:value="73.59">
            <text:p>73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070022100025355001000010764184528493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10">
            <text:p>30481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4.89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720.4">
            <text:p>8720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720.4">
            <text:p>8720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36536">
            <text:p>0,137</text:p>
          </table:table-cell>
          <table:table-cell table:style-name="ce12N2" office:value-type="float" office:value="24">
            <text:p>24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720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720.4">
            <text:p>8720,40</text:p>
          </table:table-cell>
          <table:table-cell table:style-name="ce12N2" office:value-type="float" office:value="610.43">
            <text:p>610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489311511641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80">
            <text:p>304880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242">
            <text:p>25242,00</text:p>
          </table:table-cell>
          <table:table-cell table:style-name="ce12N2" office:value-type="float" office:value="5811.05">
            <text:p>5811,05</text:p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28810.6">
            <text:p>28810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5.242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0">
            <text:p>12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2242.45">
            <text:p>2242,45</text:p>
          </table:table-cell>
          <table:table-cell table:style-name="ce12N2" office:value-type="float" office:value="22999.55">
            <text:p>22999,55</text:p>
          </table:table-cell>
          <table:table-cell table:style-name="ce12N2" office:value-type="float" office:value="919.96">
            <text:p>919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6100031612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16">
            <text:p>304916</text:p>
          </table:table-cell>
          <table:table-cell table:style-name="ce0" table:number-columns-spanned="4" table:number-rows-spanned="1" office:value-type="string" calcext:value-type="string">
            <text:p>6.891 - STUDIOLUCE ILUMINACAO IMPORTACAO E EXPORTACAO LTDA</text:p>
          </table:table-cell>
          <table:covered-table-cell table:number-columns-repeated="3"/>
          <table:table-cell table:style-name="ce0" office:value-type="string" calcext:value-type="string">
            <text:p>103.885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899.92">
            <text:p>2899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642.3">
            <text:p>2642,3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899,9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257.62">
            <text:p>257,62</text:p>
          </table:table-cell>
          <table:table-cell table:style-name="ce12N2" office:value-type="float" office:value="2642.3">
            <text:p>2642,30</text:p>
          </table:table-cell>
          <table:table-cell table:style-name="ce12N2" office:value-type="float" office:value="105.7">
            <text:p>105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05993420001235500200010388517783602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21">
            <text:p>304921</text:p>
          </table:table-cell>
          <table:table-cell table:style-name="ce0" table:number-columns-spanned="4" table:number-rows-spanned="1" office:value-type="string" calcext:value-type="string">
            <text:p>24.145 - TKS ILUMINACAO E VENTILADORES LTDA</text:p>
          </table:table-cell>
          <table:covered-table-cell table:number-columns-repeated="3"/>
          <table:table-cell table:style-name="ce0" office:value-type="string" calcext:value-type="string">
            <text:p>8.81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94.31">
            <text:p>3594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275">
            <text:p>3275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415">
            <text:p>0,024</text:p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594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.67">
            <text:p>35,67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319.31">
            <text:p>319,31</text:p>
          </table:table-cell>
          <table:table-cell table:style-name="ce12N2" office:value-type="float" office:value="3275">
            <text:p>3275,00</text:p>
          </table:table-cell>
          <table:table-cell table:style-name="ce12N2" office:value-type="float" office:value="229.25">
            <text:p>229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3022813200013655001000008815171797474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29">
            <text:p>30492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1.13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10.76">
            <text:p>2910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910.76">
            <text:p>2910,7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864">
            <text:p>0,001</text:p>
          </table:table-cell>
          <table:table-cell table:style-name="ce12N2" office:value-type="float" office:value="1.48">
            <text:p>1,4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910,7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910.76">
            <text:p>2910,76</text:p>
          </table:table-cell>
          <table:table-cell table:style-name="ce12N2" office:value-type="float" office:value="203.75">
            <text:p>203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113012815257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34">
            <text:p>304934</text:p>
          </table:table-cell>
          <table:table-cell table:style-name="ce0" table:number-columns-spanned="4" table:number-rows-spanned="1" office:value-type="string" calcext:value-type="string">
            <text:p>2.923 - NEW LINE ILUMINACAO LTDA</text:p>
          </table:table-cell>
          <table:covered-table-cell table:number-columns-repeated="3"/>
          <table:table-cell table:style-name="ce0" office:value-type="string" calcext:value-type="string">
            <text:p>223.491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71.56">
            <text:p>171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6.32">
            <text:p>156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71,5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15.24">
            <text:p>15,24</text:p>
          </table:table-cell>
          <table:table-cell table:style-name="ce12N2" office:value-type="float" office:value="156.32">
            <text:p>156,32</text:p>
          </table:table-cell>
          <table:table-cell table:style-name="ce12N2" office:value-type="float" office:value="10.94">
            <text:p>10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20771810001335500300022349116782523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37">
            <text:p>304937</text:p>
          </table:table-cell>
          <table:table-cell table:style-name="ce0" table:number-columns-spanned="4" table:number-rows-spanned="1" office:value-type="string" calcext:value-type="string">
            <text:p>2.923 - NEW LINE ILUMINACAO LTDA</text:p>
          </table:table-cell>
          <table:covered-table-cell table:number-columns-repeated="3"/>
          <table:table-cell table:style-name="ce0" office:value-type="string" calcext:value-type="string">
            <text:p>223.474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85.14">
            <text:p>2085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899.9">
            <text:p>1899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4.3">
            <text:p>4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85,1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185.24">
            <text:p>185,24</text:p>
          </table:table-cell>
          <table:table-cell table:style-name="ce12N2" office:value-type="float" office:value="1899.9">
            <text:p>1899,90</text:p>
          </table:table-cell>
          <table:table-cell table:style-name="ce12N2" office:value-type="float" office:value="132.99">
            <text:p>132,9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20771810001335500300022347412658446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3">
            <text:p>304943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18.78">
            <text:p>1818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657.2">
            <text:p>165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18,7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161.58">
            <text:p>161,58</text:p>
          </table:table-cell>
          <table:table-cell table:style-name="ce12N2" office:value-type="float" office:value="1657.2">
            <text:p>1657,20</text:p>
          </table:table-cell>
          <table:table-cell table:style-name="ce12N2" office:value-type="float" office:value="66.28">
            <text:p>66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9100031615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74">
            <text:p>304974</text:p>
          </table:table-cell>
          <table:table-cell table:style-name="ce0" table:number-columns-spanned="4" table:number-rows-spanned="1" office:value-type="string" calcext:value-type="string">
            <text:p>25.941 - AQUECE METAIS FABRICACAO E MANUTENCAO LTDA</text:p>
          </table:table-cell>
          <table:covered-table-cell table:number-columns-repeated="3"/>
          <table:table-cell table:style-name="ce0" office:value-type="string" calcext:value-type="string">
            <text:p>10.45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418.46">
            <text:p>5418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153.46">
            <text:p>5153,46</text:p>
          </table:table-cell>
          <table:table-cell table:style-name="ce12N2" office:value-type="float" office:value="265">
            <text:p>265,00</text:p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418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418.46">
            <text:p>5418,46</text:p>
          </table:table-cell>
          <table:table-cell table:style-name="ce12N2" office:value-type="float" office:value="379.29">
            <text:p>379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272542970001785500100001045617556100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83">
            <text:p>304983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3.62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8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010.42">
            <text:p>5010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10.42">
            <text:p>5010,4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6199">
            <text:p>0,262</text:p>
          </table:table-cell>
          <table:table-cell table:style-name="ce12N2" office:value-type="float" office:value="109.24">
            <text:p>109,2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010,4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010.42">
            <text:p>5010,42</text:p>
          </table:table-cell>
          <table:table-cell table:style-name="ce12N2" office:value-type="float" office:value="350.73">
            <text:p>350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3628154994156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92">
            <text:p>304992</text:p>
          </table:table-cell>
          <table:table-cell table:style-name="ce0" table:number-columns-spanned="4" table:number-rows-spanned="1" office:value-type="string" calcext:value-type="string">
            <text:p>33.829 - STUDIO LAMPLUZ COMERCIO E SERVICOS LTDA</text:p>
          </table:table-cell>
          <table:covered-table-cell table:number-columns-repeated="3"/>
          <table:table-cell table:style-name="ce0" office:value-type="string" calcext:value-type="string">
            <text:p>53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47.98">
            <text:p>3047,9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47.98">
            <text:p>3047,9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047,9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047.98">
            <text:p>3047,98</text:p>
          </table:table-cell>
          <table:table-cell table:style-name="ce12N2" office:value-type="float" office:value="92.05">
            <text:p>92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83394770001865500100000053210000005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27">
            <text:p>27,00</text:p>
          </table:table-cell>
          <table:table-cell table:style-name="ce26N2" office:value-type="float" office:value="5811.05">
            <text:p>5811,05</text:p>
          </table:table-cell>
          <table:table-cell table:style-name="ce26N2" office:value-type="float" office:value="424">
            <text:p>424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3533.23">
            <text:p>3533,23</text:p>
          </table:table-cell>
          <table:table-cell table:style-name="ce26N2" office:value-type="float" office:value="90821.3">
            <text:p>90821,30</text:p>
          </table:table-cell>
          <table:table-cell table:style-name="ce26N2" office:value-type="float" office:value="5242.28">
            <text:p>5242,28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94354.53">
            <text:p>94354,5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0.718003">
            <text:p>0,718</text:p>
          </table:table-cell>
          <table:table-cell table:style-name="ce26N2" office:value-type="float" office:value="96208.35">
            <text:p>96208,35</text:p>
          </table:table-cell>
          <table:table-cell table:style-name="ce26N2" office:value-type="float" office:value="94354.53">
            <text:p>94354,5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215.37">
            <text:p>215,37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54.84">
            <text:p>54,8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FINITUR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24" meta:object-count="0"/>
    <meta:generator>LibreOffice/4.3.0.4$Windows_x86 LibreOffice_project/62ad5818884a2fc2e5780dd45466868d41009ec0</meta:generator>
  </office:meta>
</office:document-meta>
</file>